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Source Code Pro" svg:font-family="'Source Code Pro', Menlo, Monaco, Consolas, 'Courier New'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12db" officeooo:paragraph-rsid="000212db"/>
    </style:style>
    <style:style style:name="P2" style:family="paragraph" style:parent-style-name="Standard">
      <style:text-properties fo:font-weight="bold" officeooo:rsid="000212db" officeooo:paragraph-rsid="000212db" style:font-weight-asian="bold" style:font-weight-complex="bold"/>
    </style:style>
    <style:style style:name="P3" style:family="paragraph" style:parent-style-name="Standard">
      <style:text-properties officeooo:rsid="0003c391" officeooo:paragraph-rsid="0003c391"/>
    </style:style>
    <style:style style:name="P4" style:family="paragraph" style:parent-style-name="Standard">
      <style:text-properties fo:font-size="10pt" officeooo:rsid="0003c391" officeooo:paragraph-rsid="0003c391" style:font-size-asian="10pt" style:font-size-complex="10pt"/>
    </style:style>
    <style:style style:name="P5" style:family="paragraph" style:parent-style-name="Standard">
      <style:text-properties fo:font-size="10pt" officeooo:rsid="000212db" officeooo:paragraph-rsid="000212db" style:font-size-asian="10pt" style:font-size-complex="10pt"/>
    </style:style>
    <style:style style:name="P6" style:family="paragraph" style:parent-style-name="Standard">
      <style:text-properties fo:font-size="10pt" officeooo:rsid="000437a8" officeooo:paragraph-rsid="000437a8" style:font-size-asian="10pt" style:font-size-complex="10pt"/>
    </style:style>
    <style:style style:name="P7" style:family="paragraph" style:parent-style-name="Standard">
      <style:text-properties fo:font-size="10pt" officeooo:rsid="00053908" officeooo:paragraph-rsid="00053908" style:font-size-asian="10pt" style:font-size-complex="10pt"/>
    </style:style>
    <style:style style:name="P8" style:family="paragraph" style:parent-style-name="Standard">
      <style:text-properties fo:font-size="10pt" officeooo:rsid="00066dc3" officeooo:paragraph-rsid="00066dc3" style:font-size-asian="10pt" style:font-size-complex="10pt"/>
    </style:style>
    <style:style style:name="P9" style:family="paragraph" style:parent-style-name="Standard">
      <style:text-properties fo:font-size="10pt" officeooo:rsid="00066dc3" officeooo:paragraph-rsid="0008a848" style:font-size-asian="10pt" style:font-size-complex="10pt"/>
    </style:style>
    <style:style style:name="P10" style:family="paragraph" style:parent-style-name="Standard">
      <style:text-properties fo:font-size="10pt" officeooo:rsid="0007bf06" officeooo:paragraph-rsid="0007bf06" style:font-size-asian="10pt" style:font-size-complex="10pt"/>
    </style:style>
    <style:style style:name="P11" style:family="paragraph" style:parent-style-name="Standard">
      <style:text-properties fo:font-size="10pt" officeooo:rsid="0007bf06" officeooo:paragraph-rsid="0009d98c" style:font-size-asian="10pt" style:font-size-complex="10pt"/>
    </style:style>
    <style:style style:name="P12" style:family="paragraph" style:parent-style-name="Standard">
      <style:text-properties fo:font-size="10pt" fo:font-weight="bold" officeooo:rsid="000212db" officeooo:paragraph-rsid="000badf0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fo:font-weight="bold" officeooo:rsid="000212db" officeooo:paragraph-rsid="000d4cfe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rsid="000badf0" officeooo:paragraph-rsid="000badf0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pt" fo:font-weight="bold" officeooo:rsid="000eb775" officeooo:paragraph-rsid="000eb775" style:font-size-asian="10pt" style:font-weight-asian="bold" style:font-size-complex="10pt" style:font-weight-complex="bold"/>
    </style:style>
    <style:style style:name="P16" style:family="paragraph" style:parent-style-name="Standard">
      <style:text-properties fo:font-size="10.5pt" officeooo:rsid="00066dc3" officeooo:paragraph-rsid="00066dc3" style:font-size-asian="10.5pt" style:font-size-complex="10.5pt"/>
    </style:style>
    <style:style style:name="P17" style:family="paragraph" style:parent-style-name="Standard">
      <style:text-properties fo:color="#6600ff" fo:font-size="10pt" fo:font-weight="bold" officeooo:rsid="0007bf06" officeooo:paragraph-rsid="000839b0" style:font-size-asian="10pt" style:font-weight-asian="bold" style:font-size-complex="10pt" style:font-weight-complex="bold"/>
    </style:style>
    <style:style style:name="P18" style:family="paragraph" style:parent-style-name="Standard">
      <style:text-properties fo:color="#6600ff" fo:font-size="10pt" fo:font-weight="bold" officeooo:rsid="0009d98c" officeooo:paragraph-rsid="0009d98c" style:font-size-asian="10pt" style:font-weight-asian="bold" style:font-size-complex="10pt" style:font-weight-complex="bold"/>
    </style:style>
    <style:style style:name="P19" style:family="paragraph" style:parent-style-name="Standard">
      <style:text-properties style:use-window-font-color="true" fo:font-size="10pt" fo:font-weight="normal" officeooo:rsid="0009d98c" officeooo:paragraph-rsid="0009d98c" style:font-size-asian="10pt" style:font-weight-asian="normal" style:font-size-complex="10pt" style:font-weight-complex="normal"/>
    </style:style>
    <style:style style:name="P20" style:family="paragraph" style:parent-style-name="Heading_20_3">
      <style:text-properties fo:font-variant="normal" fo:text-transform="none" fo:color="#24292e" style:font-name="apple-system" fo:font-size="10pt" fo:letter-spacing="normal" fo:font-style="normal" fo:font-weight="bold" officeooo:rsid="00053908" officeooo:paragraph-rsid="00053908" style:font-size-asian="10pt" style:font-size-complex="10pt"/>
    </style:style>
    <style:style style:name="P21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066dc3" officeooo:paragraph-rsid="00066dc3" style:font-size-asian="10pt" style:font-size-complex="10pt"/>
    </style:style>
    <style:style style:name="P22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23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/>
    </style:style>
    <style:style style:name="P24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 officeooo:paragraph-rsid="000ad712"/>
    </style:style>
    <style:style style:name="P25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font-size="10pt" fo:letter-spacing="normal" officeooo:rsid="00066dc3" officeooo:paragraph-rsid="000ad712" style:font-size-asian="10pt" style:font-size-complex="10pt"/>
    </style:style>
    <style:style style:name="T1" style:family="text">
      <style:text-properties fo:font-variant="normal" fo:text-transform="none" fo:color="#24292e" style:font-name="apple-system" fo:letter-spacing="normal" fo:font-style="normal" fo:font-weight="bold"/>
    </style:style>
    <style:style style:name="T2" style:family="text">
      <style:text-properties fo:color="#ff3333"/>
    </style:style>
    <style:style style:name="T3" style:family="text">
      <style:text-properties fo:color="#ff3333" fo:font-size="8pt" style:font-size-asian="8pt" style:font-size-complex="8pt"/>
    </style:style>
    <style:style style:name="T4" style:family="text">
      <style:text-properties fo:color="#ff3333" fo:font-weight="bold" style:font-weight-asian="bold" style:font-weight-complex="bold"/>
    </style:style>
    <style:style style:name="T5" style:family="text">
      <style:text-properties fo:color="#ff3333" fo:font-weight="normal" style:font-weight-asian="normal" style:font-weight-complex="normal"/>
    </style:style>
    <style:style style:name="T6" style:family="text">
      <style:text-properties fo:color="#d73a49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6600ff"/>
    </style:style>
    <style:style style:name="T9" style:family="text">
      <style:text-properties fo:color="#6600ff" fo:font-weight="bold" style:font-weight-asian="bold" style:font-weight-complex="bold"/>
    </style:style>
    <style:style style:name="T10" style:family="text">
      <style:text-properties fo:color="#6600ff" fo:font-weight="bold" officeooo:rsid="0008a848" style:font-weight-asian="bold" style:font-weight-complex="bold"/>
    </style:style>
    <style:style style:name="T11" style:family="text">
      <style:text-properties officeooo:rsid="000839b0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normal" style:font-weight-asian="normal" style:font-weight-complex="normal"/>
    </style:style>
    <style:style style:name="T14" style:family="text">
      <style:text-properties fo:color="#3333ff"/>
    </style:style>
    <style:style style:name="T15" style:family="text">
      <style:text-properties fo:color="#3333ff" fo:font-weight="bold" style:font-weight-asian="bold" style:font-weight-complex="bold"/>
    </style:style>
    <style:style style:name="T16" style:family="text">
      <style:text-properties fo:color="#3333ff" style:font-name="SFMono-Regular" fo:font-size="10pt" fo:font-style="normal" fo:font-weight="bold" officeooo:rsid="0009d98c" style:font-size-asian="10pt" style:font-weight-asian="bold" style:font-size-complex="10pt" style:font-weight-complex="bold"/>
    </style:style>
    <style:style style:name="T17" style:family="text">
      <style:text-properties style:font-name="SFMono-Regular" fo:font-size="9.75pt" fo:font-style="normal" fo:font-weight="normal"/>
    </style:style>
    <style:style style:name="T18" style:family="text">
      <style:text-properties fo:color="#6f42c1" style:font-name="SFMono-Regular" fo:font-size="9.75pt" fo:font-style="normal" fo:font-weight="normal"/>
    </style:style>
    <style:style style:name="T19" style:family="text">
      <style:text-properties officeooo:rsid="000badf0"/>
    </style:style>
    <style:style style:name="T20" style:family="text">
      <style:text-properties officeooo:rsid="000d4c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ase 75</text:p>
      <text:p text:style-name="P1"/>
      <text:p text:style-name="P3">Componente <text:a xlink:type="simple" xlink:href="https://ionicframework.com/docs/components/#fabs">https://ionicframework.com/docs/components/#fabs</text:a></text:p>
      <text:p text:style-name="P4"/>
      <text:p text:style-name="P5"><text:s/>&lt;ion-fab top right edge&gt; <text:span text:style-name="T2">//coordenada donde quiero ponerlo</text:span></text:p>
      <text:p text:style-name="P5"><text:s text:c="4"/>&lt;button ion-fab mini&gt; <text:span text:style-name="T2">//este es el boton</text:span></text:p>
      <text:p text:style-name="P5"><text:tab/><text:tab/>&lt;ion-icon name="add"&gt;&lt;/ion-icon&gt; <text:s/><text:span text:style-name="T2">//icono que representa el boton</text:span></text:p>
      <text:p text:style-name="P5"><text:s text:c="4"/>&lt;/button&gt; </text:p>
      <text:p text:style-name="P5"><text:s text:c="3"/></text:p>
      <text:p text:style-name="P5"><text:s text:c="2"/>&lt;/ion-fab&gt;</text:p>
      <text:p text:style-name="P5"/>
      <text:p text:style-name="P5"/>
      <text:p text:style-name="P6">CARDS <text:a xlink:type="simple" xlink:href="https://ionicframework.com/docs/components/#cards">https://ionicframework.com/docs/components/#cards</text:a> </text:p>
      <text:p text:style-name="P6"/>
      <text:p text:style-name="P6"/>
      <text:p text:style-name="P6"/>
      <text:p text:style-name="P7"><text:a xlink:type="simple" xlink:href="https://github.com/angular/angularfire2">https://github.com/angular/angularfire2</text:a></text:p>
      <text:p text:style-name="P7"/>
      <text:h text:style-name="P20" text:outline-level="3">Configuring AngularFire2 and Firebase</text:h>
      <text:p text:style-name="P22">npm install angularfire2 firebase promise<text:span text:style-name="T6">-</text:span>polyfill <text:span text:style-name="T6">--</text:span>save</text:p>
      <text:p text:style-name="Text_20_body"><text:line-break/><text:span text:style-name="T1">Setup @NgModule</text:span></text:p>
      <text:p text:style-name="Text_20_body"/>
      <text:p text:style-name="P16">//firebase </text:p>
      <text:p text:style-name="P16">import { AngularFireModule } from 'angularfire2'; <text:s/><text:span text:style-name="T2">//angularFire se necesita siempre que se use firebase</text:span></text:p>
      <text:p text:style-name="P16">import { AngularFireDatabaseModule } from 'angularfire2/database'; <text:span text:style-name="T3">// solo necesario para las caracteristicas de database </text:span></text:p>
      <text:p text:style-name="P16">import { AngularFireAuthModule } from 'angularfire2/auth'; <text:s/><text:span text:style-name="T5">// solo necesario para las caracteristicas de autenticación</text:span></text:p>
      <text:p text:style-name="P16">import { <text:span text:style-name="T9">environment</text:span> } from '../environments/environment'; <text:span text:style-name="T2">// variable de ambientes</text:span></text:p>
      <text:p text:style-name="Text_20_body"/>
      <text:p text:style-name="P8"><text:s text:c="2"/>imports: [</text:p>
      <text:p text:style-name="P8"><text:s text:c="7"/>****,</text:p>
      <text:p text:style-name="P25"><text:span text:style-name="T17"><text:s text:c="4"/>IonicModule.</text:span><text:span text:style-name="T18">forRoot</text:span><text:span text:style-name="T17">(MyApp),</text:span></text:p>
      <text:p text:style-name="P9"><text:s text:c="5"/>AngularFireModule.initializeApp(<text:span text:style-name="T10">firebaseConfig</text:span>.firebase), // importar firebase/app necesario para todo con firebase</text:p>
      <text:p text:style-name="P8"><text:s text:c="4"/>AngularFireDatabaseModule, //Importar firebase/database, solo necesario para las caracteristicas de database </text:p>
      <text:p text:style-name="P8"><text:s text:c="4"/>AngularFireAuthModule, // Importar firebase/auth, <text:s/>para las caracteristicas de auth </text:p>
      <text:p text:style-name="P8"><text:s text:c="2"/>], </text:p>
      <text:p text:style-name="P8"/>
      <text:p text:style-name="P21">imports: [</text:p>
      <text:p text:style-name="P23"><text:s text:c="4"/><text:span text:style-name="T17">BrowserModule,</text:span></text:p>
      <text:p text:style-name="P23"><text:s text:c="4"/><text:span text:style-name="T17">IonicModule.</text:span><text:span text:style-name="T18">forRoot</text:span><text:span text:style-name="T17">(MyApp),</text:span></text:p>
      <text:p text:style-name="P24"><text:s text:c="4"/><text:span text:style-name="T17">AngularFireModule.</text:span><text:span text:style-name="T18">initializeApp</text:span><text:span text:style-name="T17">(</text:span><text:span text:style-name="T16">firebaseConfig</text:span><text:span text:style-name="T17">),</text:span></text:p>
      <text:p text:style-name="P23"><text:s text:c="4"/><text:span text:style-name="T17">AngularFireDatabaseModule,</text:span></text:p>
      <text:p text:style-name="P23"><text:s text:c="4"/><text:span text:style-name="T17">AngularFireAuthModule</text:span></text:p>
      <text:p text:style-name="P23"><text:s text:c="2"/><text:span text:style-name="T17">],</text:span></text:p>
      <text:p text:style-name="P8"/>
      <text:p text:style-name="P8"/>
      <text:p text:style-name="P17">src/<text:span text:style-name="T11">config</text:span>/<text:span text:style-name="T11">firebase.config</text:span>.ts</text:p>
      <text:p text:style-name="P18"></text:p>
      <text:p text:style-name="P19">export const <text:span text:style-name="T15">firebaseConfig</text:span> = {</text:p>
      <text:p text:style-name="P19"><text:soft-page-break/><text:s text:c="2"/>apiKey: "AIzaSyAhi-VcrfwdfXNlTkAzRuUXNeYRKVtlWps",</text:p>
      <text:p text:style-name="P19"><text:s text:c="2"/>authDomain: "gag-39148.firebaseapp.com",</text:p>
      <text:p text:style-name="P19"><text:s text:c="2"/>databaseURL: "https://gag-39148.firebaseio.com",</text:p>
      <text:p text:style-name="P19"><text:s text:c="2"/>projectId: "gag-39148",</text:p>
      <text:p text:style-name="P19"><text:s text:c="2"/>storageBucket: "gag-39148.appspot.com",</text:p>
      <text:p text:style-name="P19"><text:s text:c="2"/>messagingSenderId: "235124017305"</text:p>
      <text:p text:style-name="P19">};</text:p>
      <text:p text:style-name="P17"/>
      <text:p text:style-name="P11"/>
      <text:p text:style-name="P12">Clase 7<text:span text:style-name="T19">8</text:span></text:p>
      <text:p text:style-name="P14">ionic g pipe xxxx</text:p>
      <text:p text:style-name="P14"/>
      <text:p text:style-name="P13">Clase 7<text:span text:style-name="T20">9</text:span></text:p>
      <text:p text:style-name="P15">tomar una fotografía y mostrarla en pantal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FMono-Regular" svg:font-family="SFMono-Regular, Consolas, 'Liberation Mono', Menlo, Courier, monospace"/>
    <style:font-face style:name="Source Code Pro" svg:font-family="'Source Code Pro', Menlo, Monaco, Consolas, 'Courier New'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4:41:52.528191214</meta:creation-date>
    <meta:generator>LibreOffice/4.2.8.2$Linux_X86_64 LibreOffice_project/420m0$Build-2</meta:generator>
    <meta:editing-duration>PT1H55M41S</meta:editing-duration>
    <meta:editing-cycles>13</meta:editing-cycles>
    <dc:date>2017-09-13T16:40:50.060259716</dc:date>
    <meta:document-statistic meta:table-count="0" meta:image-count="0" meta:object-count="0" meta:page-count="2" meta:paragraph-count="46" meta:word-count="172" meta:character-count="1866" meta:non-whitespace-character-count="1628"/>
  </office:meta>
</office:document-meta>
</file>